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f502" officeooo:paragraph-rsid="001af5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www.google.com/" text:style-name="Internet_20_link" text:visited-style-name="Visited_20_Internet_20_Link"><text:span text:style-name="Example">Hyperlink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3T09:34:50.829000000</meta:creation-date>
    <dc:date>2019-12-03T09:36:03.126000000</dc:date>
    <meta:editing-duration>PT1M13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Dev/6.5.0.0.alpha0$Windows_X86_64 LibreOffice_project/46159bd3f21b061bcb45f3d1f118e80068f13d09</meta:generator>
  </office:meta>
</office:document-meta>
</file>